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dd6ff" draw:textarea-horizontal-align="center" draw:textarea-vertical-align="middle" draw:fit-to-size="false"/>
    </style:style>
    <style:style style:name="gr2" style:family="graphic" style:parent-style-name="standard">
      <style:graphic-properties draw:fill="solid" draw:fill-color="#add6ff" draw:textarea-horizontal-align="center" draw:textarea-vertical-align="middle" draw:fit-to-size="false" draw:fit-to-contour="false" fo:padding-top="0cm" fo:padding-bottom="0cm" fo:padding-left="0cm" fo:padding-right="0cm"/>
    </style:style>
    <style:style style:name="gr3" style:family="graphic" style:parent-style-name="standard">
      <style:graphic-properties draw:fill="solid" draw:fill-color="#add6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7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02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font-family="Calibri" style:font-family-generic="swiss" style:font-pitch="variable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3" draw:layer="layout" svg:width="1.905cm" svg:height="1.905cm" svg:x="6.998cm" svg:y="7.96cm">
          <text:p text:style-name="P1"><text:span text:style-name="T1">D</text:span></text:p>
        </draw:rect>
        <draw:circle draw:style-name="gr1" draw:text-style-name="P3" draw:id="id2" draw:layer="layout" svg:width="1.905cm" svg:height="1.905cm" svg:x="4.188cm" svg:y="7.96cm">
          <text:p text:style-name="P1"><text:span text:style-name="T2">X</text:span></text:p>
        </draw:circle>
        <draw:circle draw:style-name="gr2" draw:text-style-name="P4" draw:id="id4" draw:layer="layout" svg:width="1.905cm" svg:height="1.905cm" svg:x="9.938cm" svg:y="7.96cm">
          <text:p text:style-name="P1"><text:span text:style-name="T3">+</text:span></text:p>
        </draw:circle>
        <draw:circle draw:style-name="gr1" draw:text-style-name="P3" draw:id="id6" draw:layer="layout" svg:width="1.905cm" svg:height="1.905cm" svg:x="9.942cm" svg:y="13.382cm">
          <text:p text:style-name="P1"><text:span text:style-name="T2">X</text:span></text:p>
        </draw:circle>
        <draw:circle draw:style-name="gr1" draw:text-style-name="P3" draw:id="id8" draw:layer="layout" svg:width="1.905cm" svg:height="1.905cm" svg:x="15.457cm" svg:y="13.382cm">
          <text:p text:style-name="P1"><text:span text:style-name="T2">X</text:span></text:p>
        </draw:circle>
        <draw:circle draw:style-name="gr2" draw:text-style-name="P4" draw:id="id13" draw:layer="layout" svg:width="1.905cm" svg:height="1.905cm" svg:x="15.453cm" svg:y="7.96cm">
          <text:p text:style-name="P1"><text:span text:style-name="T3">+</text:span></text:p>
        </draw:circle>
        <draw:custom-shape draw:style-name="gr3" draw:text-style-name="P5" draw:id="id1" draw:layer="layout" svg:width="2.54cm" svg:height="1.905cm" svg:x="1.013cm" svg:y="7.96cm">
          <text:p text:style-name="P1"><text:span text:style-name="T4">X[n]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id="id11" draw:layer="layout" svg:width="2.54cm" svg:height="1.905cm" svg:x="22.996cm" svg:y="7.967cm">
          <text:p text:style-name="P1"><text:span text:style-name="T4">Y[n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553cm" svg:y1="8.912cm" svg:x2="4.188cm" svg:y2="8.912cm" draw:start-shape="id1" draw:start-glue-point="7" draw:end-shape="id2" draw:end-glue-point="3" svg:d="m3553 8912h635">
          <text:p/>
        </draw:connector>
        <draw:connector draw:style-name="gr4" draw:text-style-name="P1" draw:layer="layout" svg:x1="6.093cm" svg:y1="8.912cm" svg:x2="6.998cm" svg:y2="8.912cm" draw:start-shape="id2" draw:start-glue-point="1" draw:end-shape="id3" draw:end-glue-point="3" svg:d="m6093 8912h905">
          <text:p/>
        </draw:connector>
        <draw:connector draw:style-name="gr4" draw:text-style-name="P1" draw:layer="layout" svg:x1="8.903cm" svg:y1="8.912cm" svg:x2="9.938cm" svg:y2="8.912cm" draw:start-shape="id3" draw:start-glue-point="1" draw:end-shape="id4" draw:end-glue-point="3" svg:d="m8903 8912h1035">
          <text:p/>
        </draw:connector>
        <draw:connector draw:style-name="gr5" draw:text-style-name="P1" draw:layer="layout" svg:x1="9.255cm" svg:y1="14.33cm" svg:x2="9.942cm" svg:y2="14.334cm" draw:start-shape="id5" draw:start-glue-point="1" draw:end-shape="id6" draw:end-glue-point="3" svg:d="m9255 14330h344v4h343">
          <text:p/>
        </draw:connector>
        <draw:connector draw:style-name="gr5" draw:text-style-name="P1" draw:layer="layout" svg:x1="14.671cm" svg:y1="14.33cm" svg:x2="15.457cm" svg:y2="14.334cm" draw:start-shape="id7" draw:start-glue-point="1" draw:end-shape="id8" draw:end-glue-point="3" svg:d="m14671 14330h393v4h393">
          <text:p/>
        </draw:connector>
        <draw:connector draw:style-name="gr6" draw:text-style-name="P1" draw:layer="layout" svg:x1="5.136cm" svg:y1="7.35cm" svg:x2="5.14cm" svg:y2="7.96cm" draw:start-shape="id9" draw:start-glue-point="2" draw:end-shape="id2" draw:end-glue-point="0" svg:d="m5136 7350v305h4v305">
          <text:p/>
        </draw:connector>
        <draw:frame draw:style-name="gr7" draw:text-style-name="P6" draw:id="id9" draw:layer="layout" svg:width="1.289cm" svg:height="1.115cm" svg:x="4.492cm" svg:y="6.235cm">
          <draw:text-box>
            <text:p><text:span text:style-name="T5">a1</text:span></text:p>
          </draw:text-box>
        </draw:frame>
        <draw:frame draw:style-name="gr8" draw:text-style-name="P6" draw:id="id5" draw:layer="layout" svg:width="1.289cm" svg:height="1.043cm" svg:x="7.966cm" svg:y="13.809cm">
          <draw:text-box>
            <text:p><text:span text:style-name="T5">b2</text:span></text:p>
          </draw:text-box>
        </draw:frame>
        <draw:frame draw:style-name="gr9" draw:text-style-name="P6" draw:id="id7" draw:layer="layout" svg:width="1.289cm" svg:height="1.043cm" svg:x="13.382cm" svg:y="13.809cm">
          <draw:text-box>
            <text:p><text:span text:style-name="T5">b1</text:span></text:p>
          </draw:text-box>
        </draw:frame>
        <draw:rect draw:style-name="gr1" draw:text-style-name="P7" draw:id="id10" draw:layer="layout" svg:width="3.175cm" svg:height="1.905cm" svg:x="18.286cm" svg:y="7.967cm">
          <text:p text:style-name="P7"><text:span text:style-name="T6">Rounding</text:span></text:p>
          <text:p text:style-name="P7"><text:span text:style-name="T6">Truncation</text:span></text:p>
        </draw:rect>
        <draw:connector draw:style-name="gr10" draw:text-style-name="P1" draw:id="id15" draw:layer="layout" svg:x1="21.461cm" svg:y1="8.919cm" svg:x2="22.996cm" svg:y2="8.919cm" draw:start-shape="id10" draw:start-glue-point="1" draw:end-shape="id11" draw:end-glue-point="5" svg:d="m21461 8919h1535">
          <text:p/>
        </draw:connector>
        <draw:rect draw:style-name="gr1" draw:text-style-name="P2" draw:id="id12" draw:layer="layout" svg:width="1.905cm" svg:height="1.905cm" svg:x="15.452cm" svg:y="10.742cm">
          <text:p text:style-name="P1"><text:span text:style-name="T1">D</text:span></text:p>
        </draw:rect>
        <draw:connector draw:style-name="gr4" draw:text-style-name="P1" draw:layer="layout" svg:x1="16.409cm" svg:y1="13.382cm" svg:x2="16.404cm" svg:y2="12.647cm" draw:start-shape="id8" draw:start-glue-point="0" draw:end-shape="id12" draw:end-glue-point="2" svg:d="m16409 13382v-367h-5v-368">
          <text:p/>
        </draw:connector>
        <draw:connector draw:style-name="gr4" draw:text-style-name="P1" draw:layer="layout" svg:x1="16.404cm" svg:y1="10.742cm" svg:x2="16.405cm" svg:y2="9.865cm" draw:start-shape="id12" draw:start-glue-point="0" draw:end-shape="id13" draw:end-glue-point="2" svg:d="m16404 10742v-383h1v-494">
          <text:p/>
        </draw:connector>
        <draw:connector draw:style-name="gr4" draw:text-style-name="P1" draw:layer="layout" svg:x1="17.358cm" svg:y1="8.912cm" svg:x2="18.286cm" svg:y2="8.919cm" draw:start-shape="id13" draw:start-glue-point="1" draw:end-shape="id10" draw:end-glue-point="3" svg:d="m17358 8912h464v7h464">
          <text:p/>
        </draw:connector>
        <draw:connector draw:style-name="gr4" draw:text-style-name="P1" draw:layer="layout" svg:x1="11.843cm" svg:y1="8.912cm" svg:x2="15.453cm" svg:y2="8.912cm" draw:start-shape="id4" draw:start-glue-point="1" draw:end-shape="id13" draw:end-glue-point="3" svg:d="m11843 8912h3610">
          <text:p/>
        </draw:connector>
        <draw:rect draw:style-name="gr1" draw:text-style-name="P2" draw:id="id14" draw:layer="layout" svg:width="1.905cm" svg:height="1.905cm" svg:x="12.43cm" svg:y="16.257cm">
          <text:p text:style-name="P1"><text:span text:style-name="T1">D</text:span></text:p>
        </draw:rect>
        <draw:connector draw:style-name="gr4" draw:text-style-name="P1" draw:layer="layout" svg:x1="10.894cm" svg:y1="15.287cm" svg:x2="12.43cm" svg:y2="17.209cm" draw:start-shape="id6" draw:start-glue-point="2" draw:end-shape="id14" draw:end-glue-point="3" svg:d="m10894 15287v1922h1536">
          <text:p/>
        </draw:connector>
        <draw:connector draw:style-name="gr4" draw:text-style-name="P1" draw:id="id16" draw:layer="layout" svg:x1="14.335cm" svg:y1="17.209cm" svg:x2="16.409cm" svg:y2="15.287cm" draw:start-shape="id14" draw:start-glue-point="1" draw:end-shape="id8" draw:end-glue-point="2" svg:d="m14335 17209h2074v-1922">
          <text:p/>
        </draw:connector>
        <draw:connector draw:style-name="gr4" draw:text-style-name="P1" draw:layer="layout" draw:line-skew="3.337cm" svg:x1="22.228cm" svg:y1="8.919cm" svg:x2="16.409cm" svg:y2="17.209cm" draw:start-shape="id15" draw:start-glue-point="0" draw:end-shape="id16" draw:end-glue-point="0" svg:d="m22228 8919h44v8290h-5863">
          <text:p/>
        </draw:connector>
        <draw:rect draw:style-name="gr1" draw:text-style-name="P2" draw:id="id17" draw:layer="layout" svg:width="1.905cm" svg:height="1.905cm" svg:x="9.953cm" svg:y="10.743cm">
          <text:p text:style-name="P1"><text:span text:style-name="T1">D</text:span></text:p>
        </draw:rect>
        <draw:connector draw:style-name="gr4" draw:text-style-name="P1" draw:layer="layout" svg:x1="10.905cm" svg:y1="10.743cm" svg:x2="10.89cm" svg:y2="9.865cm" draw:start-shape="id17" draw:start-glue-point="0" draw:end-shape="id4" draw:end-glue-point="2" svg:d="m10905 10743v-384h-15v-494">
          <text:p/>
        </draw:connector>
        <draw:connector draw:style-name="gr4" draw:text-style-name="P1" draw:layer="layout" svg:x1="10.905cm" svg:y1="12.648cm" svg:x2="10.894cm" svg:y2="13.382cm" draw:start-shape="id17" draw:start-glue-point="2" draw:end-shape="id6" draw:end-glue-point="0" svg:d="m10905 12648v367h-11v3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ck ham</meta:initial-creator>
    <meta:creation-date>2009-05-04T03:38:10.56</meta:creation-date>
    <dc:date>2009-05-04T03:48:53.17</dc:date>
    <dc:creator>nck ham</dc:creator>
    <meta:editing-duration>PT00H10M41S</meta:editing-duration>
    <meta:editing-cycles>3</meta:editing-cycles>
    <meta:generator>OpenOffice.org/3.0$Win32 OpenOffice.org_project/300m15$Build-9379</meta:gener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